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8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ackground-color="#a5a5a5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dfdfdf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a5a5a5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2" style:family="table-cell" style:parent-style-name="Default" style:data-style-name="N3">
      <style:table-cell-properties fo:border-bottom="0.002cm solid #000000" fo:background-color="#dfdfdf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3" style:family="table-cell" style:parent-style-name="Default" style:data-style-name="N3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4" style:family="table-cell" style:parent-style-name="Default" style:data-style-name="N3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  <style:text-properties style:font-name="Ari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 style:data-style-name="N1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e6e6e6"/>
    </style:style>
    <style:style style:name="ce31" style:family="table-cell" style:parent-style-name="Default">
      <style:table-cell-properties fo:background-color="#e6e6e6" fo:wrap-option="wrap"/>
    </style:style>
    <style:style style:name="ce3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c0c0c0" fo:border="0.018cm solid #000000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e6e6e6" fo:border="0.018cm solid #000000"/>
    </style:style>
    <style:style style:name="ce36" style:family="table-cell" style:parent-style-name="Default" style:data-style-name="N108">
      <style:table-cell-properties fo:background-color="#e6e6e6" fo:border="0.018cm solid #000000"/>
    </style:style>
    <style:style style:name="ce37" style:family="table-cell" style:parent-style-name="Default" style:data-style-name="N108"/>
    <style:style style:name="ce38" style:family="table-cell" style:parent-style-name="Default">
      <style:table-cell-properties fo:background-color="#e6e6e6" fo:border="0.018cm solid #000000"/>
    </style:style>
  </office:automatic-styles>
  <office:body>
    <office:spreadsheet>
      <table:table table:name="Estimació KDLC i P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7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3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table:number-columns-spanned="2" table:number-rows-spanned="1">
            <text:p>Taula d’estimació del mètode d’LDC</text:p>
          </table:table-cell>
          <table:covered-table-cell table:style-name="ce5"/>
          <table:table-cell table:style-name="ce16"/>
          <table:table-cell table:style-name="ce19" table:number-columns-repeated="2"/>
          <table:table-cell table:style-name="ce23"/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unció</text:p>
          </table:table-cell>
          <table:table-cell table:style-name="ce11" office:value-type="string">
            <text:p>LDC estimada</text:p>
          </table:table-cell>
          <table:table-cell table:style-name="ce16" office:value-type="string">
            <text:p>Pessimista</text:p>
          </table:table-cell>
          <table:table-cell table:style-name="ce19" office:value-type="string">
            <text:p>Probable</text:p>
          </table:table-cell>
          <table:table-cell table:style-name="ce19" office:value-type="string">
            <text:p>Optimista</text:p>
          </table:table-cell>
          <table:table-cell table:style-name="ce23" office:value-type="string">
            <text:p>Cálcul mitja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Interfície usuari (Vista)</text:p>
          </table:table-cell>
          <table:table-cell table:formula="of:=([.F3])" office:value-type="float" office:value="3000">
            <text:p>3.000</text:p>
          </table:table-cell>
          <table:table-cell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style-name="ce17" table:formula="of:=([.C3]+4*[.D3]+[.E3])/6" office:value-type="float" office:value="3000">
            <text:p>3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ontroller</text:p>
          </table:table-cell>
          <table:table-cell table:formula="of:=([.F4])" office:value-type="float" office:value="6000">
            <text:p>6.000</text:p>
          </table:table-cell>
          <table:table-cell office:value-type="float" office:value="8000">
            <text:p>8000</text:p>
          </table:table-cell>
          <table:table-cell table:style-name="ce17" office:value-type="float" office:value="6000">
            <text:p>6000</text:p>
          </table:table-cell>
          <table:table-cell table:style-name="ce17" office:value-type="float" office:value="4000">
            <text:p>4000</text:p>
          </table:table-cell>
          <table:table-cell table:style-name="ce17" table:formula="of:=([.C4]+4*[.D4]+[.E4])/6" office:value-type="float" office:value="6000">
            <text:p>6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lasses</text:p>
          </table:table-cell>
          <table:table-cell table:formula="of:=([.F5])" office:value-type="float" office:value="1250">
            <text:p>1.250</text:p>
          </table:table-cell>
          <table:table-cell office:value-type="float" office:value="1500">
            <text:p>1500</text:p>
          </table:table-cell>
          <table:table-cell table:style-name="ce17" office:value-type="float" office:value="1250">
            <text:p>1250</text:p>
          </table:table-cell>
          <table:table-cell table:style-name="ce17" office:value-type="float" office:value="1000">
            <text:p>1000</text:p>
          </table:table-cell>
          <table:table-cell table:style-name="ce17" table:formula="of:=([.C5]+4*[.D5]+[.E5])/6" office:value-type="float" office:value="1250">
            <text:p>125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Gestió de base de dades</text:p>
          </table:table-cell>
          <table:table-cell table:formula="of:=([.F6])" office:value-type="float" office:value="1500">
            <text:p>1.500</text:p>
          </table:table-cell>
          <table:table-cell office:value-type="float" office:value="2000">
            <text:p>2000</text:p>
          </table:table-cell>
          <table:table-cell table:style-name="ce17" office:value-type="float" office:value="1500">
            <text:p>1500</text:p>
          </table:table-cell>
          <table:table-cell table:style-name="ce17" office:value-type="float" office:value="1000">
            <text:p>1000</text:p>
          </table:table-cell>
          <table:table-cell table:style-name="ce17" table:formula="of:=([.C6]+4*[.D6]+[.E6])/6" office:value-type="float" office:value="1500">
            <text:p>1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Estilos</text:p>
          </table:table-cell>
          <table:table-cell table:formula="of:=([.F7])" office:value-type="float" office:value="4000">
            <text:p>4.000</text:p>
          </table:table-cell>
          <table:table-cell office:value-type="float" office:value="5000">
            <text:p>50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table:formula="of:=([.C7]+4*[.D7]+[.E7])/6" office:value-type="float" office:value="4000">
            <text:p>4000</text:p>
          </table:table-cell>
          <table:table-cell/>
          <table:table-cell table:style-name="ce5" table:number-columns-repeated="2"/>
        </table:table-row>
        <table:table-row table:style-name="ro1">
          <table:table-cell/>
          <table:table-cell table:style-name="ce13"/>
          <table:table-cell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style-name="ce4" office:value-type="string">
            <text:p><text:s/></text:p>
          </table:table-cell>
          <table:table-cell table:style-name="ce14" table:formula="of:=SUM([.B3:.B9])" office:value-type="float" office:value="15750">
            <text:p>15.750</text:p>
          </table:table-cell>
          <table:table-cell table:style-name="ce18"/>
          <table:table-cell table:style-name="ce20" table:number-columns-repeated="2"/>
          <table:table-cell table:style-name="ce24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5" table:number-columns-repeated="6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7" office:value-type="string" table:number-columns-spanned="7" table:number-rows-spanned="1">
            <text:p>Estimació dels valors del domini d’informació</text:p>
          </table:table-cell>
          <table:covered-table-cell table:number-columns-repeated="2" table:style-name="ce6"/>
          <table:covered-table-cell table:number-columns-repeated="3"/>
          <table:covered-table-cell table:style-name="ce6"/>
          <table:table-cell table:style-name="ce6"/>
          <table:table-cell/>
        </table:table-row>
        <table:table-row table:style-name="ro1">
          <table:table-cell table:style-name="ce8" office:value-type="string">
            <text:p>Valor del domini d’informació</text:p>
          </table:table-cell>
          <table:table-cell table:style-name="ce15" office:value-type="string">
            <text:p>Optimista</text:p>
          </table:table-cell>
          <table:table-cell table:style-name="ce15" office:value-type="string">
            <text:p>Probable</text:p>
          </table:table-cell>
          <table:table-cell table:style-name="ce15" office:value-type="string">
            <text:p>Pessimista</text:p>
          </table:table-cell>
          <table:table-cell table:style-name="ce15" office:value-type="string">
            <text:p>Compte estimat</text:p>
          </table:table-cell>
          <table:table-cell table:style-name="ce15" office:value-type="string">
            <text:p>Pes</text:p>
          </table:table-cell>
          <table:table-cell table:style-name="ce15" office:value-type="string">
            <text:p>Compte PF</text:p>
          </table:table-cell>
          <table:table-cell table:style-name="ce21"/>
          <table:table-cell/>
        </table:table-row>
        <table:table-row table:style-name="ro1">
          <table:table-cell table:style-name="ce9" office:value-type="string">
            <text:p>Nº d’entrades d’usuari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2" table:formula="of:=ROUND(([.B17]+4*[.C17]+[.D17])/6;0)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22" table:formula="of:=[.E17]*[.F17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eixides s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22" table:formula="of:=ROUND(([.B18]+4*[.C18]+[.D18])/6;0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22" table:formula="of:=[.E18]*[.F18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e peticions d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22" table:formula="of:=ROUND(([.B19]+4*[.C19]+[.D19])/6;0)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22" table:formula="of:=[.E19]*[.F1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arxiu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22" table:formula="of:=ROUND(([.B20]+4*[.C20]+[.D20])/6;0)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2" table:formula="of:=[.E20]*[.F20]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interfícies externe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2" table:formula="of:=ROUND(([.B21]+4*[.C21]+[.D21])/6;0)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 table:formula="of:=[.E21]*[.F21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6" table:number-rows-spanned="1">
            <text:p>Compte total (CT)</text:p>
          </table:table-cell>
          <table:covered-table-cell table:number-columns-repeated="2" table:style-name="ce6"/>
          <table:covered-table-cell table:number-columns-repeated="3"/>
          <table:table-cell table:style-name="ce10" table:formula="of:=SUM([.G17:.G21])" office:value-type="float" office:value="170">
            <text:p>170</text:p>
          </table:table-cell>
          <table:table-cell table:number-columns-repeated="2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1" table:number-columns-repeated="4"/>
          <table:table-cell/>
          <table:table-cell table:style-name="ce21"/>
        </table:table-row>
      </table:table>
      <table:table table:name="Càlcul del PF, Enquesta de correcció i Càlcul final" table:style-name="ta1" table:print="false">
        <office:forms form:automatic-focus="false" form:apply-design-mode="false"/>
        <table:table-column table:style-name="co5" table:default-cell-style-name="ce30"/>
        <table:table-column table:style-name="co6" table:default-cell-style-name="ce30"/>
        <table:table-column table:style-name="co7" table:default-cell-style-name="ce28"/>
        <table:table-column table:style-name="co3" table:number-columns-repeated="4" table:default-cell-style-name="Default"/>
        <table:table-row table:style-name="ro2">
          <table:table-cell table:style-name="ce25" office:value-type="string">
            <text:p>Càlcul del Punt de Funció</text:p>
          </table:table-cell>
          <table:table-cell table:style-name="Default" table:number-columns-repeated="2"/>
          <table:table-cell table:number-columns-repeated="3"/>
          <table:table-cell table:style-name="ce32"/>
        </table:table-row>
        <table:table-row table:style-name="ro1">
          <table:table-cell table:style-name="ce26" table:formula="of:=['Estimació KDLC i PF'.G22]*[.C20]" office:value-type="float" office:value="195.5">
            <text:p>19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5" office:value-type="string" table:number-columns-spanned="2" table:number-rows-spanned="1">
            <text:p>Factor</text:p>
          </table:table-cell>
          <table:covered-table-cell table:style-name="ce27"/>
          <table:table-cell table:style-name="ce25" office:value-type="string">
            <text:p>Valor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Requereix el sistema còpies de seguretat i de recuperació fiables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s requereix comunicació de dades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xisteixen funcions de processament distribuït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9" office:value-type="string" table:number-columns-spanned="2" table:number-rows-spanned="1">
            <text:p>És crític el rendiment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executarà el sistema en un entorn operatiu existent i àmpliament utilitzat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equereix el sistema entrada de dades interactiva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31" office:value-type="string" table:number-columns-spanned="2" table:number-rows-spanned="1">
            <text:p>Requereix l'entrada de dades interactives que les transaccions d'entrada es duguen a terme sobre multiples pantalles o opera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actualitzen els arxius de forma interactiva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ón complexes les enrades, les sortides, els arxius o les peti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És complex el processament intern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codi per ser reutilitzable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Estan incloses en el disseny la conversió i la instal·lació?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sistema per suportar múltiple instal·lacins en diferents organitzacions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l'aplicació per facilitar els canvis i per ser fàcilment utilitzable per l'usuari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umatori</text:p>
          </table:table-cell>
          <table:table-cell table:style-name="Default"/>
          <table:table-cell table:style-name="Default" table:formula="of:=SUM([.C5:.C1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actor d'ajustament de la complexitat</text:p>
          </table:table-cell>
          <table:covered-table-cell/>
          <table:table-cell table:formula="of:=0.65+0.01*[.C19]" office:value-type="float" office:value="1.15">
            <text:p>1,15</text:p>
          </table:table-cell>
          <table:table-cell table:number-columns-repeated="4"/>
        </table:table-row>
      </table:table>
      <table:table table:name="Formul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33" office:value-type="string">
            <text:p>KLDC / Persones – mes</text:p>
          </table:table-cell>
          <table:table-cell table:style-name="ce35" table:formula="of:=3*(['Estimació KDLC i PF'.B10]/1000)^1.12" office:value-type="float" office:value="65.777214737181">
            <text:p>65,78</text:p>
          </table:table-cell>
          <table:table-cell table:style-name="ce33" office:value-type="string">
            <text:p>Mes</text:p>
          </table:table-cell>
          <table:table-cell table:style-name="ce38" table:formula="of:=2.5*[.B1]^0.35" office:value-type="float" office:value="10.8209758205563">
            <text:p>10,82</text:p>
          </table:table-cell>
          <table:table-cell table:style-name="ce33" office:value-type="string">
            <text:p>Persones</text:p>
          </table:table-cell>
          <table:table-cell table:style-name="ce38" table:formula="of:=[.B1]/[.D1]" office:value-type="float" office:value="6.07867680585943">
            <text:p>6,08</text:p>
          </table:table-cell>
        </table:table-row>
        <table:table-row table:style-name="ro1">
          <table:table-cell table:style-name="ce33" office:value-type="string">
            <text:p>PF / Persones – mes</text:p>
          </table:table-cell>
          <table:table-cell table:style-name="ce35" table:formula="of:=['Càlcul del PF, Enquesta de correcció i Càlcul final'.A2]*[.B6]" office:value-type="float" office:value="3128">
            <text:p>3128</text:p>
          </table:table-cell>
          <table:table-cell table:style-name="ce33" office:value-type="string">
            <text:p>Mes</text:p>
          </table:table-cell>
          <table:table-cell table:style-name="ce38" table:formula="of:=2.5*[.B2]^0.35" office:value-type="float" office:value="41.8103082281564">
            <text:p>41,81</text:p>
          </table:table-cell>
          <table:table-cell table:style-name="ce33" office:value-type="string">
            <text:p>Persones</text:p>
          </table:table-cell>
          <table:table-cell table:style-name="ce38" table:formula="of:=[.B2]/[.D2]" office:value-type="float" office:value="74.814086108399">
            <text:p>74,81</text:p>
          </table:table-cell>
        </table:table-row>
        <table:table-row table:style-name="ro1">
          <table:table-cell table:style-name="ce33" office:value-type="string">
            <text:p>KLDC € / Persones – mes</text:p>
          </table:table-cell>
          <table:table-cell table:style-name="ce36" table:formula="of:=[.B7]*ROUNDUP([.F1])*[.D1]" office:value-type="currency" office:currency="EUR" office:value="75746.8307438938">
            <text:p>75.746,83 €</text:p>
          </table:table-cell>
          <table:table-cell table:number-columns-repeated="4"/>
        </table:table-row>
        <table:table-row table:style-name="ro1">
          <table:table-cell table:style-name="ce33" office:value-type="string">
            <text:p>PF € / Persona – mes</text:p>
          </table:table-cell>
          <table:table-cell table:style-name="ce36" table:formula="of:=[.B7]*[.D2]*7" office:value-type="currency" office:currency="EUR" office:value="292672.157597095">
            <text:p>292.672,16 €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ores per punt de funció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Sou</text:p>
          </table:table-cell>
          <table:table-cell table:style-name="ce37" office:value-type="currency" office:currency="EUR" office:value="1000">
            <text:p>1.000,00 €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4" office:value-type="string" table:number-columns-spanned="6" table:number-rows-spanned="7">
            <text:p>Hay que tener en cuenta que normalmente, aunque se trabaja 8 horas diarias, sólo 5 son productivas, que un mes tiene 20 días de trabajo efectivos, y que un año tiene 11 meses de trabajo. Es decir aproximadamente un año tiene 220 días de trabajo real.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17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9-04-16T11:32:48</meta:creation-date>
    <dc:date>2015-03-20T17:25:14.69</dc:date>
    <meta:editing-cycles>34</meta:editing-cycles>
    <meta:editing-duration>PT13H59M17S</meta:editing-duration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